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407.59pt"/>
    </style:style>
    <style:style style:name="co3" style:family="table-column">
      <style:table-column-properties fo:break-before="auto" style:column-width="431.2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66.3pt"/>
    </style:style>
    <style:style style:name="co6" style:family="table-column">
      <style:table-column-properties fo:break-before="auto" style:column-width="52.61pt"/>
    </style:style>
    <style:style style:name="co7" style:family="table-column">
      <style:table-column-properties fo:break-before="auto" style:column-width="76.9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Developed by</text:p>
          </table:table-cell>
          <table:table-cell table:style-name="ce5"/>
          <table:table-cell table:style-name="ce7" office:value-type="string" calcext:value-type="string">
            <text:p>Maximilian Stillg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viewed by</text:p>
          </table:table-cell>
          <table:table-cell table:style-name="ce4"/>
          <table:table-cell table:style-name="ce8" office:value-type="string" calcext:value-type="string">
            <text:p>Nils Richt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/>
          <table:table-cell table:style-name="ce8" office:value-type="string" calcext:value-type="string">
            <text:p>2.12.20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ssue</text:p>
          </table:table-cell>
          <table:table-cell table:style-name="ce4"/>
          <table:table-cell table:style-name="ce8" office:value-type="string" calcext:value-type="string">
            <text:p>Jobs EssentialSkills Interview Questions Datenbank Model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4"/>
          <table:table-cell table:style-name="ce8" office:value-type="string" calcext:value-type="string">
            <text:p>US 2,3,4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efinition of Done</text:p>
          </table:table-cell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de vollständig dokument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Keine Warnungen im Code?</text:p>
          </table:table-cell>
          <table:table-cell table:style-name="ce8" office:value-type="string" calcext:value-type="string">
            <text:p>Nein, siehe unte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Keine unnötigen Todos im Cod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est Practices</text:p>
          </table:table-cell>
          <table:table-cell table:style-name="ce5" office:value-type="string" calcext:value-type="string">
            <text:p>Namen im Code in englischer Sprache?</text:p>
          </table:table-cell>
          <table:table-cell table:style-name="ce7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Branch/issue/PR Name sinnvoll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Namen deskriptiv und kurz?</text:p>
          </table:table-cell>
          <table:table-cell table:style-name="ce8" office:value-type="string" calcext:value-type="string">
            <text:p>Nein, Skill als name für Klasse und Datei genügt nicht, EssentialSkill wäre richti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Varialen sinnvoll benann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Variablen Identifier eindeutig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Sinnvolle Programmstruktur?</text:p>
          </table:table-cell>
          <table:table-cell table:style-name="ce8" office:value-type="string" calcext:value-type="string">
            <text:p>Ja, entsprechend Router / Controller / Model Templat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Python PEP 08 erfüllt?</text:p>
          </table:table-cell>
          <table:table-cell table:style-name="ce10" office:value-type="string" calcext:value-type="string">
            <text:p><text:a xlink:href="http://jobs.py/" xlink:type="simple">Nein PEP8 Blank Linkes nicht erfülllt in jobs.py</text:a>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Unnötige / circular Imports?</text:p>
          </table:table-cell>
          <table:table-cell table:style-name="ce11" office:value-type="string" calcext:value-type="string">
            <text:p><text:a xlink:href="http://userjob.py/" xlink:type="simple">Sequence aus falschem Package importiert, UserJob.py hat fehlende und unbenutzte
Imports</text:a>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itere Warnungen?</text:p>
          </table:table-cell>
          <table:table-cell table:style-name="ce12" office:value-type="string" calcext:value-type="string">
            <text:p>Relationship von Job zu User auf falsche User Klasse referenziert,</text:p>
            <text:p> Analog für Job und Essential Skil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rror Codes bei fehlerhaften Requests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atentypen für Query und URL parameter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JSON Eingabemodell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(Bei Delete o.Ä) no content Response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ingle Class CamelCas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Tests für 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ind. 4 für den gesamten Endpunkt?</text:p>
          </table:table-cell>
          <table:table-cell table:style-name="ce8" office:value-type="string" calcext:value-type="string">
            <text:p>Hier noch nicht erforderlich (Endpunkte sind in späterem Zeitpunkt zu implementieren)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lle Tests werden erfolgreich abgeschlossen?</text:p>
          </table:table-cell>
          <table:table-cell table:style-name="ce12" office:value-type="string" calcext:value-type="string">
            <text:p>Nein, Test 3 von user_tests scheitert momentan (wurde nicht bzgl Modelländerung des</text:p>
            <text:p>Users modifiziert)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dge Case Fehler in manuellen Tests? (500 bei falschen Eingabeparametern)</text:p>
          </table:table-cell>
          <table:table-cell table:style-name="ce8" office:value-type="string" calcext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Front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Fehler bei unerreichbarem Backend gefunden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barrierefrei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responsive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odularer Aufbau mittels React Components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onstiges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kzeptanzkritieren</text:p>
          </table:table-cell>
          <table:table-cell table:style-name="ce5"/>
          <table:table-cell table:style-name="ce14" office:value-type="string" calcext:value-type="string">
            <text:p>Die Modellierung der Datenbank entspricht den Feldern welche erforderlich sind für</text:p>
            <text:p>das jeweilige Objekt, Endpunkte der API sind hier noch nicht erforderlich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rgebnis</text:p>
          </table:table-cell>
          <table:table-cell table:style-name="ce4"/>
          <table:table-cell table:style-name="ce8" office:value-type="string" calcext:value-type="string">
            <text:p>Mängel bzgl Definition of Done sind vorhanden aber leicht behebbar </text:p>
            <text:p>(Imports korrigieren und formatieren, Tests korrigieren),</text:p>
            <text:p> grundlegende Akzeptanzkriterien sind erfüll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ed?</text:p>
          </table:table-cell>
          <table:table-cell table:style-name="ce4"/>
          <table:table-cell table:style-name="ce8" office:value-type="string" calcext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nsequences</text:p>
          </table:table-cell>
          <table:table-cell table:style-name="ce6"/>
          <table:table-cell table:style-name="ce15" office:value-type="string" calcext:value-type="string">
            <text:p>Entwickler*in entfernt unnötige Imports, korrigiert falsche Relationen zwischen</text:p>
            <text:p>Den beschriebenen Klassen (auch durch Vereinfacherung auf 1:N), </text:p>
            <text:p>reformatiert jobs.py und überarbeitet den falsch definierten User Test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50">
          <table:table-cell table:style-name="ce4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33.86pt" fo:page-height="1133.86pt" style:num-format="1" style:print-orientation="portrait" fo:margin-top="0pt" fo:margin-bottom="0pt" fo:margin-left="0pt" fo:margin-right="141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fo:min-height="242.56pt" fo:margin-left="0pt" fo:margin-right="0pt" fo:margin-top="231.56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/>
      <style:header-left style:display="false"/>
      <style:footer>
        <style:region-center>
          <text:p><text:span text:style-name="MT1">Seit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" meta:object-count="0"/>
    <meta:generator>LibreOfficeDev/6.0.5.2$Linux_X86_64 LibreOffice_project/</meta:generator>
  </office:meta>
</office:document-meta>
</file>